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2pt" officeooo:rsid="000b5c01" officeooo:paragraph-rsid="000b5c01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0b5c01" officeooo:paragraph-rsid="000b5c01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color="#2a6099" fo:font-size="22pt" officeooo:rsid="000c44ae" officeooo:paragraph-rsid="000c44ae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color="#2a6099" fo:font-size="22pt" officeooo:rsid="000b5c01" officeooo:paragraph-rsid="000b5c01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color="#2a6099" fo:font-size="22pt" officeooo:rsid="000f0e62" officeooo:paragraph-rsid="000f0e62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color="#ea7500" fo:font-size="22pt" officeooo:rsid="000c44ae" officeooo:paragraph-rsid="000c44ae" style:font-size-asian="22pt" style:font-size-complex="22pt"/>
    </style:style>
    <style:style style:name="P7" style:family="paragraph" style:parent-style-name="Standard">
      <style:paragraph-properties fo:text-align="start" style:justify-single-word="false"/>
      <style:text-properties fo:color="#81d41a" fo:font-size="22pt" officeooo:rsid="000c44ae" officeooo:paragraph-rsid="000c44ae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color="#ff860d" fo:font-size="22pt" officeooo:rsid="000d81c2" officeooo:paragraph-rsid="000d81c2" style:font-size-asian="22pt" style:font-size-complex="22pt"/>
    </style:style>
    <style:style style:name="P9" style:family="paragraph" style:parent-style-name="Standard">
      <style:paragraph-properties fo:text-align="start" style:justify-single-word="false"/>
      <style:text-properties fo:color="#ff860d" fo:font-size="22pt" officeooo:rsid="000f0e62" officeooo:paragraph-rsid="000f0e62" style:font-size-asian="22pt" style:font-size-complex="22pt"/>
    </style:style>
    <style:style style:name="P10" style:family="paragraph" style:parent-style-name="Standard">
      <style:paragraph-properties fo:text-align="start" style:justify-single-word="false"/>
      <style:text-properties fo:color="#000000" fo:font-size="22pt" officeooo:rsid="000f0e62" officeooo:paragraph-rsid="000f0e62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color="#00a933" fo:font-size="22pt" officeooo:rsid="000c44ae" officeooo:paragraph-rsid="000c44ae" style:font-size-asian="22pt" style:font-size-complex="22pt"/>
    </style:style>
    <style:style style:name="P12" style:family="paragraph" style:parent-style-name="Standard" style:master-page-name="">
      <style:paragraph-properties fo:text-align="start" style:justify-single-word="false" style:page-number="auto"/>
      <style:text-properties fo:color="#2a6099" fo:font-size="22pt" officeooo:rsid="000f0e62" officeooo:paragraph-rsid="000f0e62" style:font-size-asian="22pt" style:font-size-complex="22pt"/>
    </style:style>
    <style:style style:name="P13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2a6099" fo:font-size="22pt" officeooo:rsid="000f0e62" officeooo:paragraph-rsid="000f0e62" style:font-size-asian="22pt" style:font-size-complex="22pt"/>
    </style:style>
    <style:style style:name="P14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2a6099" fo:font-size="22pt" officeooo:rsid="00105c3e" officeooo:paragraph-rsid="00105c3e" style:font-size-asian="22pt" style:font-size-complex="22pt"/>
    </style:style>
    <style:style style:name="P15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2a6099" fo:font-size="22pt" officeooo:rsid="00134d96" officeooo:paragraph-rsid="00134d96" style:font-size-asian="22pt" style:font-size-complex="22pt"/>
    </style:style>
    <style:style style:name="P16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2a6099" fo:font-size="22pt" officeooo:rsid="0016985a" officeooo:paragraph-rsid="0016985a" style:font-size-asian="22pt" style:font-size-complex="22pt"/>
    </style:style>
    <style:style style:name="P17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2a6099" fo:font-size="22pt" officeooo:rsid="0018886a" officeooo:paragraph-rsid="0018886a" style:font-size-asian="22pt" style:font-size-complex="22pt"/>
    </style:style>
    <style:style style:name="P18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2a6099" fo:font-size="22pt" fo:font-weight="bold" officeooo:rsid="001d7778" officeooo:paragraph-rsid="001d7778" style:font-size-asian="22pt" style:font-weight-asian="bold" style:font-size-complex="22pt" style:font-weight-complex="bold"/>
    </style:style>
    <style:style style:name="P19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2a6099" fo:font-weight="bold" officeooo:rsid="001d7778" officeooo:paragraph-rsid="001d7778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2a6099" officeooo:rsid="001d7778" officeooo:paragraph-rsid="001d7778"/>
    </style:style>
    <style:style style:name="P21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ff0000" fo:font-size="22pt" officeooo:rsid="000f9522" officeooo:paragraph-rsid="000f9522" style:font-size-asian="22pt" style:font-size-complex="22pt"/>
    </style:style>
    <style:style style:name="P22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ea7500" fo:font-size="22pt" officeooo:rsid="000f0e62" officeooo:paragraph-rsid="000f0e62" style:font-size-asian="22pt" style:font-size-complex="22pt"/>
    </style:style>
    <style:style style:name="P23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ea7500" fo:font-size="22pt" officeooo:rsid="000f9522" officeooo:paragraph-rsid="000f9522" style:font-size-asian="22pt" style:font-size-complex="22pt"/>
    </style:style>
    <style:style style:name="P24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ea7500" fo:font-size="22pt" officeooo:rsid="00105c3e" officeooo:paragraph-rsid="00105c3e" style:font-size-asian="22pt" style:font-size-complex="22pt"/>
    </style:style>
    <style:style style:name="P25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ea7500" fo:font-size="22pt" officeooo:rsid="0015319a" officeooo:paragraph-rsid="0015319a" style:font-size-asian="22pt" style:font-size-complex="22pt"/>
    </style:style>
    <style:style style:name="P26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officeooo:rsid="00105c3e" officeooo:paragraph-rsid="00105c3e" style:font-size-asian="22pt" style:font-size-complex="22pt"/>
    </style:style>
    <style:style style:name="P27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officeooo:rsid="00134d96" officeooo:paragraph-rsid="00134d96" style:font-size-asian="22pt" style:font-size-complex="22pt"/>
    </style:style>
    <style:style style:name="P28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officeooo:rsid="0016985a" officeooo:paragraph-rsid="0016985a" style:font-size-asian="22pt" style:font-size-complex="22pt"/>
    </style:style>
    <style:style style:name="P29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officeooo:rsid="0018886a" officeooo:paragraph-rsid="0018886a" style:font-size-asian="22pt" style:font-size-complex="22pt"/>
    </style:style>
    <style:style style:name="P30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officeooo:rsid="00193ece" officeooo:paragraph-rsid="00193ece" style:font-size-asian="22pt" style:font-size-complex="22pt"/>
    </style:style>
    <style:style style:name="P31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officeooo:rsid="00193ece" officeooo:paragraph-rsid="001a2e22" style:font-size-asian="22pt" style:font-size-complex="22pt"/>
    </style:style>
    <style:style style:name="P32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officeooo:rsid="00193ece" officeooo:paragraph-rsid="001d7778" style:font-size-asian="22pt" style:font-size-complex="22pt"/>
    </style:style>
    <style:style style:name="P33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officeooo:rsid="001a2e22" officeooo:paragraph-rsid="001a2e22" style:font-size-asian="22pt" style:font-size-complex="22pt"/>
    </style:style>
    <style:style style:name="P34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officeooo:rsid="001abd54" officeooo:paragraph-rsid="001abd54" style:font-size-asian="22pt" style:font-size-complex="22pt"/>
    </style:style>
    <style:style style:name="P35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fo:font-weight="normal" officeooo:rsid="001d7778" officeooo:paragraph-rsid="001d7778" style:font-size-asian="22pt" style:font-weight-asian="normal" style:font-size-complex="22pt" style:font-weight-complex="normal"/>
    </style:style>
    <style:style style:name="P36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fo:font-size="22pt" fo:font-weight="normal" officeooo:rsid="00193ece" officeooo:paragraph-rsid="001d7778" style:font-size-asian="22pt" style:font-weight-asian="normal" style:font-size-complex="22pt" style:font-weight-complex="normal"/>
    </style:style>
    <style:style style:name="P37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officeooo:rsid="0018886a" officeooo:paragraph-rsid="0018886a"/>
    </style:style>
    <style:style style:name="P38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officeooo:rsid="0018886a" officeooo:paragraph-rsid="00193ece"/>
    </style:style>
    <style:style style:name="P39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officeooo:rsid="0018886a" officeooo:paragraph-rsid="001a2e22"/>
    </style:style>
    <style:style style:name="P40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000000" officeooo:rsid="00193ece" officeooo:paragraph-rsid="001a2e22"/>
    </style:style>
    <style:style style:name="P41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ff8000" fo:font-size="22pt" officeooo:rsid="0016985a" officeooo:paragraph-rsid="0016985a" style:font-size-asian="22pt" style:font-size-complex="22pt"/>
    </style:style>
    <style:style style:name="P42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fo:color="#ff8000" fo:font-size="22pt" officeooo:rsid="0018886a" officeooo:paragraph-rsid="0018886a" style:font-size-asian="22pt" style:font-size-complex="22pt"/>
    </style:style>
    <style:style style:name="P43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P44" style:family="paragraph" style:parent-style-name="Table_20_Contents">
      <style:paragraph-properties fo:text-align="start" style:justify-single-word="false"/>
      <style:text-properties fo:font-size="22pt" officeooo:rsid="0011816f" officeooo:paragraph-rsid="0011816f" style:font-size-asian="22pt" style:font-size-complex="22pt"/>
    </style:style>
    <style:style style:name="P45" style:family="paragraph" style:parent-style-name="Table_20_Contents">
      <style:paragraph-properties fo:text-align="center" style:justify-single-word="false"/>
      <style:text-properties fo:font-size="22pt" officeooo:rsid="0011816f" officeooo:paragraph-rsid="0011816f" style:font-size-asian="22pt" style:font-size-complex="22pt"/>
    </style:style>
    <style:style style:name="P46" style:family="paragraph" style:parent-style-name="Table_20_Contents">
      <style:paragraph-properties fo:text-align="center" style:justify-single-word="false"/>
      <style:text-properties fo:font-size="22pt" style:font-size-asian="22pt" style:font-size-complex="22pt"/>
    </style:style>
    <style:style style:name="P47" style:family="paragraph" style:parent-style-name="Table_20_Contents">
      <style:paragraph-properties fo:text-align="center" style:justify-single-word="false"/>
      <style:text-properties fo:font-size="22pt" officeooo:rsid="00134d96" officeooo:paragraph-rsid="00134d96" style:font-size-asian="22pt" style:font-size-complex="22pt"/>
    </style:style>
    <style:style style:name="P48" style:family="paragraph" style:parent-style-name="Standard">
      <loext:graphic-properties draw:fill="none"/>
      <style:paragraph-properties fo:margin-left="0cm" fo:margin-right="-2cm" fo:text-align="start" style:justify-single-word="false" fo:text-indent="0cm" style:auto-text-indent="false" fo:background-color="transparent"/>
      <style:text-properties officeooo:paragraph-rsid="001d7778"/>
    </style:style>
    <style:style style:name="T1" style:family="text">
      <style:text-properties fo:color="#00a933"/>
    </style:style>
    <style:style style:name="T2" style:family="text">
      <style:text-properties fo:color="#2a6099"/>
    </style:style>
    <style:style style:name="T3" style:family="text">
      <style:text-properties fo:color="#ea7500"/>
    </style:style>
    <style:style style:name="T4" style:family="text">
      <style:text-properties fo:color="#000000"/>
    </style:style>
    <style:style style:name="T5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0000" fo:font-size="22pt" fo:font-weight="normal" officeooo:rsid="00193ece" style:font-size-asian="22pt" style:font-weight-asian="normal" style:font-size-complex="22pt" style:font-weight-complex="normal"/>
    </style:style>
    <style:style style:name="T7" style:family="text">
      <style:text-properties fo:color="#000000" fo:font-size="22pt" fo:font-weight="normal" officeooo:rsid="0021296b" style:font-size-asian="22pt" style:font-weight-asian="normal" style:font-size-complex="22pt" style:font-weight-complex="normal"/>
    </style:style>
    <style:style style:name="T8" style:family="text">
      <style:text-properties fo:color="#000000" fo:font-size="22pt" fo:font-weight="normal" officeooo:rsid="001d7778" style:font-size-asian="22pt" style:font-weight-asian="normal" style:font-size-complex="22pt" style:font-weight-complex="normal"/>
    </style:style>
    <style:style style:name="T9" style:family="text">
      <style:text-properties fo:color="#81d41a"/>
    </style:style>
    <style:style style:name="T10" style:family="text">
      <style:text-properties officeooo:rsid="0011816f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officeooo:rsid="00193ece" style:font-size-asian="22pt" style:font-size-complex="22pt"/>
    </style:style>
    <style:style style:name="T13" style:family="text">
      <style:text-properties fo:font-size="22pt" officeooo:rsid="001998bc" style:font-size-asian="22pt" style:font-size-complex="22pt"/>
    </style:style>
    <style:style style:name="T14" style:family="text">
      <style:text-properties fo:font-size="22pt" officeooo:rsid="001a2e22" style:font-size-asian="22pt" style:font-size-complex="22pt"/>
    </style:style>
    <style:style style:name="T15" style:family="text">
      <style:text-properties officeooo:rsid="002129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III</text:p>
      <text:p text:style-name="P1"/>
      <text:p text:style-name="P2"/>
      <text:p text:style-name="P4">Métodos:</text:p>
      <text:p text:style-name="P2"><text:tab/></text:p>
      <text:p text:style-name="P2"><text:tab/>static → Um metodo de classe(pode chamar direto da classe)</text:p>
      <text:p text:style-name="P2"/>
      <text:p text:style-name="P2"><text:tab/>sem static → Um metodo de instancia(Só pode ser chamado a partir de um objeto)</text:p>
      <text:p text:style-name="P2"/>
      <text:p text:style-name="P2"/>
      <text:p text:style-name="P3">Execução de codigo:</text:p>
      <text:p text:style-name="P2"/>
      <text:p text:style-name="P6">1.Compilação(java) – javac(bytecode) → interpretação(JVM) → Codigo Nativo</text:p>
      <text:p text:style-name="P6"/>
      <text:p text:style-name="P7">bytecode → arquivos <text:span text:style-name="T1">.class</text:span></text:p>
      <text:p text:style-name="P11"/>
      <text:p text:style-name="P8"><text:span text:style-name="T2">Jshell</text:span> – Interpretador de java para testes rapidos de pequenas linhas de codigo.</text:p>
      <text:p text:style-name="P8"/>
      <text:p text:style-name="P9"/>
      <text:p text:style-name="P10">Static → Nome_classe.nome_metodo();</text:p>
      <text:p text:style-name="P10">não static → nome_Obg.Nome_metodo();</text:p>
      <text:p text:style-name="P10"/>
      <text:p text:style-name="P5">Variaveis int:</text:p>
      <text:p text:style-name="P5"><text:tab/><text:span text:style-name="T3">int, short, long, byte;</text:span></text:p>
      <text:p text:style-name="P12"><text:soft-page-break/>Variaveis flutuantes:</text:p>
      <text:p text:style-name="P13"><text:tab/><text:span text:style-name="T3">float, double;</text:span></text:p>
      <text:p text:style-name="P22"/>
      <text:p text:style-name="P22"/>
      <text:p text:style-name="P21">ex. declarações de variavel:</text:p>
      <text:p text:style-name="P23"><text:tab/>double x = 1.5;</text:p>
      <text:p text:style-name="P23"><text:tab/>int y = 5;</text:p>
      <text:p text:style-name="P22"/>
      <text:p text:style-name="P22"/>
      <text:p text:style-name="P14">Variavel Constante:</text:p>
      <text:p text:style-name="P24"><text:tab/><text:span text:style-name="T9">final</text:span><text:span text:style-name="T4"> double x = 5.54; // Variavel não pode ser alterada</text:span></text:p>
      <text:p text:style-name="P26"/>
      <text:p text:style-name="P15">Operadores :</text:p>
      <text:p text:style-name="P15"/>
      <table:table table:name="Table1" table:style-name="Table1">
        <table:table-column table:style-name="Table1.A" table:number-columns-repeated="3"/>
        <table:table-row table:style-name="TableLine94715357612272">
          <table:table-cell table:style-name="Table1.A1" office:value-type="string">
            <text:p text:style-name="P44">Lógicas</text:p>
          </table:table-cell>
          <table:table-cell table:style-name="Table1.A1" office:value-type="string">
            <text:p text:style-name="P44">Relacionais</text:p>
          </table:table-cell>
          <table:table-cell table:style-name="Table1.A1" office:value-type="string">
            <text:p text:style-name="P44">Aritméticas</text:p>
          </table:table-cell>
        </table:table-row>
        <table:table-row table:style-name="TableLine94715357638784">
          <table:table-cell table:style-name="Table1.A1" office:value-type="string">
            <text:p text:style-name="P45">E → &amp;&amp;</text:p>
          </table:table-cell>
          <table:table-cell table:style-name="Table1.A1" office:value-type="string">
            <text:p text:style-name="P45">&gt;</text:p>
          </table:table-cell>
          <table:table-cell table:style-name="Table1.A1" office:value-type="string">
            <text:p text:style-name="P45">+</text:p>
          </table:table-cell>
        </table:table-row>
        <table:table-row table:style-name="TableLine94715357639248">
          <table:table-cell table:style-name="Table1.A1" office:value-type="string">
            <text:p text:style-name="P45">Ou → <text:s/>||</text:p>
          </table:table-cell>
          <table:table-cell table:style-name="Table1.A1" office:value-type="string">
            <text:p text:style-name="P45">&gt;=</text:p>
          </table:table-cell>
          <table:table-cell table:style-name="Table1.A1" office:value-type="string">
            <text:p text:style-name="P45">-</text:p>
          </table:table-cell>
        </table:table-row>
        <table:table-row table:style-name="TableLine94715357640000">
          <table:table-cell table:style-name="Table1.A1" office:value-type="string">
            <text:p text:style-name="P45">Not → !</text:p>
          </table:table-cell>
          <table:table-cell table:style-name="Table1.A1" office:value-type="string">
            <text:p text:style-name="P45">&lt;</text:p>
          </table:table-cell>
          <table:table-cell table:style-name="Table1.A1" office:value-type="string">
            <text:p text:style-name="P46">*</text:p>
          </table:table-cell>
        </table:table-row>
        <table:table-row table:style-name="TableLine94715357640848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5">&lt;=</text:p>
          </table:table-cell>
          <table:table-cell table:style-name="Table1.A1" office:value-type="string">
            <text:p text:style-name="P46">/</text:p>
          </table:table-cell>
        </table:table-row>
        <table:table-row table:style-name="TableLine94715357641888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>!<text:span text:style-name="T10">=</text:span></text:p>
          </table:table-cell>
          <table:table-cell table:style-name="Table1.A1" office:value-type="string">
            <text:p text:style-name="P46">%</text:p>
          </table:table-cell>
        </table:table-row>
        <table:table-row table:style-name="TableLine94715357642800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</table:table-row>
        <table:table-row table:style-name="TableLine94715357643760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15"><text:soft-page-break/>Operadores bit a bit:</text:p>
      <text:p text:style-name="P27"/>
      <table:table table:name="Table2" table:style-name="Table2">
        <table:table-column table:style-name="Table2.A"/>
        <table:table-row table:style-name="TableLine94715357647744">
          <table:table-cell table:style-name="Table2.A1" office:value-type="string">
            <text:p text:style-name="P47">Logicos</text:p>
          </table:table-cell>
        </table:table-row>
        <table:table-row table:style-name="TableLine94715356739232">
          <table:table-cell table:style-name="Table2.A1" office:value-type="string">
            <text:p text:style-name="P47">&amp; and (bit a bit)</text:p>
          </table:table-cell>
        </table:table-row>
        <table:table-row table:style-name="TableLine94715357647104">
          <table:table-cell table:style-name="Table2.A1" office:value-type="string">
            <text:p text:style-name="P47"><text:s/>| or (bit a bit)</text:p>
          </table:table-cell>
        </table:table-row>
        <table:table-row table:style-name="TableLine94715357650384">
          <table:table-cell table:style-name="Table2.A1" office:value-type="string">
            <text:p text:style-name="P47">~ not (bit a bit)</text:p>
          </table:table-cell>
        </table:table-row>
        <table:table-row table:style-name="TableLine94715357652624">
          <table:table-cell table:style-name="Table2.A1" office:value-type="string">
            <text:p text:style-name="P47">^ xor (bit a bit)</text:p>
          </table:table-cell>
        </table:table-row>
      </table:table>
      <text:p text:style-name="P27"/>
      <text:p text:style-name="P25">25 &amp; 9 = 9</text:p>
      <text:p text:style-name="P25">25 | 9 = 25</text:p>
      <text:p text:style-name="P25"/>
      <text:p text:style-name="P25"/>
      <text:p text:style-name="P16">Strings:</text:p>
      <text:p text:style-name="P16"><text:tab/></text:p>
      <text:p text:style-name="P28">String nome = new String(“sdasda”);</text:p>
      <text:p text:style-name="P28"/>
      <text:p text:style-name="P28">String nome2 = “asdasda”;</text:p>
      <text:p text:style-name="P28"/>
      <text:p text:style-name="P41">objetos Strings são imutaveis após criadas não podem ser alteradas;</text:p>
      <text:p text:style-name="P41"/>
      <text:p text:style-name="P41"/>
      <text:p text:style-name="P17">Concatenação de Strings:</text:p>
      <text:p text:style-name="P42"/>
      <text:p text:style-name="P29">StringBuilder builder = new StringBuilder();</text:p>
      <text:p text:style-name="P29">builder.append(“Linder”);</text:p>
      <text:p text:style-name="P29">builder.append(“ Candido”);</text:p>
      <text:p text:style-name="P29">String nome = builder.toString();</text:p>
      <text:p text:style-name="P42"><text:soft-page-break/></text:p>
      <text:p text:style-name="P17">Substring de Strings:</text:p>
      <text:p text:style-name="P17"><text:tab/><text:tab/><text:tab/><text:tab/><text:tab/><text:tab/><text:tab/><text:tab/><text:tab/></text:p>
      <text:p text:style-name="P37"><text:span text:style-name="T11">String primeiroNome = nome.substring(</text:span><text:span text:style-name="T12">poisição inicio</text:span><text:span text:style-name="T11">, </text:span><text:span text:style-name="T12">posição final</text:span><text:span text:style-name="T11">);</text:span></text:p>
      <text:p text:style-name="P29"/>
      <text:p text:style-name="P30">ex:</text:p>
      <text:p text:style-name="P30"/>
      <text:p text:style-name="P30">String nome “Anthony Muniz”</text:p>
      <text:p text:style-name="P38"><text:span text:style-name="T11">nome.substring(</text:span><text:span text:style-name="T12">8</text:span><text:span text:style-name="T11">,</text:span><text:span text:style-name="T13">nome.length()</text:span><text:span text:style-name="T11">);</text:span></text:p>
      <text:p text:style-name="P30">==&gt; “Muniz”</text:p>
      <text:p text:style-name="P30"/>
      <text:p text:style-name="P33">Substring split()</text:p>
      <text:p text:style-name="P31">String nome “Anthony Muniz”</text:p>
      <text:p text:style-name="P40"><text:span text:style-name="T11">//</text:span><text:span text:style-name="T14">String[] tokens (Cria uma vetor de strings)</text:span></text:p>
      <text:p text:style-name="P39"><text:span text:style-name="T14">String [] tokens = nome.split(“ ”)</text:span><text:span text:style-name="T11">;</text:span></text:p>
      <text:p text:style-name="P31">tokens ==&gt; String[2] { "Anthony", "Muniz" }</text:p>
      <text:p text:style-name="P31"/>
      <text:p text:style-name="P33">Comparação em ordem alfabética de Strings:</text:p>
      <text:p text:style-name="P33">String nome1 = “Linder”;</text:p>
      <text:p text:style-name="P33">String nome2 = “Maria”;</text:p>
      <text:p text:style-name="P33">int valor = nome1.compareTo(nome2); </text:p>
      <text:p text:style-name="P34">==&gt; -1</text:p>
      <text:p text:style-name="P34"/>
      <text:p text:style-name="P34"/>
      <text:p text:style-name="P18">Scanner em Java:</text:p>
      <text:p text:style-name="P18"><text:tab/></text:p>
      <text:p text:style-name="P19"><text:span text:style-name="T11"><text:tab/></text:span><text:span text:style-name="T5">Scanner leitor = new Scanner(System.in);</text:span></text:p>
      <text:p text:style-name="P35"><text:soft-page-break/>//Leitura de String até o próximo enter</text:p>
      <text:p text:style-name="P20"><text:span text:style-name="T5">String nome = leitor.nextLine()</text:span><text:span text:style-name="T6">;</text:span></text:p>
      <text:p text:style-name="P36"/>
      <text:p text:style-name="P20"><text:span text:style-name="T6">//</text:span><text:span text:style-name="T5">Leitura de inteiros</text:span></text:p>
      <text:p text:style-name="P48"><text:span text:style-name="T7">int</text:span><text:span text:style-name="T8"> x = leitor.nextInt()</text:span><text:span text:style-name="T6">;</text:span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4:10:58.535031882</meta:creation-date>
    <dc:date>2022-04-18T20:56:12.481648123</dc:date>
    <meta:editing-duration>PT1H53M39S</meta:editing-duration>
    <meta:editing-cycles>13</meta:editing-cycles>
    <meta:generator>LibreOffice/6.4.7.2$Linux_X86_64 LibreOffice_project/40$Build-2</meta:generator>
    <meta:document-statistic meta:table-count="2" meta:image-count="0" meta:object-count="0" meta:page-count="5" meta:paragraph-count="79" meta:word-count="280" meta:character-count="1762" meta:non-whitespace-character-count="1532"/>
  </office:meta>
</office:document-meta>
</file>